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13_13-13-02_000.jpg</text:p>
          </table:table-cell>
          <table:table-cell table:style-name="ce19" office:value-type="string">
            <text:p>:PHOTO 記録 / 作ったもの / 盛り付け方 / チョコレート；ダイス型 / dice-3;large-1;dice-large-1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2]=&quot;&quot;;[.C2];CONCATENATE([.C2];&quot; / &quot;;[.E2]))" office:value-type="string" office:string-value=":PHOTO 記録 / 作ったもの / 盛り付け方 / チョコレート；ダイス型 / dice-3;large-1;dice-large-1">
            <text:p>:PHOTO 記録 / 作ったもの / 盛り付け方 / チョコレート；ダイス型 / dice-3;large-1;dice-large-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13_13-52-27_000.jpg</text:p>
          </table:table-cell>
          <table:table-cell table:style-name="ce22" office:value-type="string">
            <text:p>:PHOTO 記録 / 作ったもの / 結び,knot / knot=もやいｘ２,for=~,other=~,material=トラロープ</text:p>
          </table:table-cell>
          <table:table-cell table:style-name="ce4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3]=&quot;&quot;;[.C3];CONCATENATE([.C3];&quot; / &quot;;[.E3]))" office:value-type="string" office:string-value=":PHOTO 記録 / 作ったもの / 結び,knot / knot=もやいｘ２,for=~,other=~,material=トラロープ">
            <text:p>:PHOTO 記録 / 作ったもの / 結び,knot / knot=もやいｘ２,for=~,other=~,material=トラロ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13_14-09-57_000.jpg</text:p>
          </table:table-cell>
          <table:table-cell table:style-name="ce22" office:value-type="string">
            <text:p>:m RES 1*1 / free# JVEMV6 37#21.4_58 / 37. miscs of miscs / 21. math&amp;physics / 4. knot-theory / theme=もやい / N+</text:p>
          </table:table-cell>
          <table:table-cell table:style-name="ce3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4]=&quot;&quot;;[.C4];CONCATENATE([.C4];&quot; / &quot;;[.E4]))" office:value-type="string" office:string-value=":m RES 1*1 / free# JVEMV6 37#21.4_58 / 37. miscs of miscs / 21. math&amp;physics / 4. knot-theory / theme=もやい / N+">
            <text:p>:m RES 1*1 / free# JVEMV6 37#21.4_58 / 37. miscs of miscs / 21. math&amp;physics / 4. knot-theory / theme=もやい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3_14-38-38_000.jpg</text:p>
          </table:table-cell>
          <table:table-cell table:style-name="ce19" office:value-type="string">
            <text:p>:PHOTO 記録 / 作ったもの / 盛り付け方 / チョコレート；ダイス型 / dice-4;large-1;dice-large-0</text:p>
          </table:table-cell>
          <table:table-cell table:style-name="ce17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9" table:formula="of:=IF([.E5]=&quot;&quot;;[.C5];CONCATENATE([.C5];&quot; / &quot;;[.E5]))" office:value-type="string" office:string-value=":PHOTO 記録 / 作ったもの / 盛り付け方 / チョコレート；ダイス型 / dice-4;large-1;dice-large-0">
            <text:p>:PHOTO 記録 / 作ったもの / 盛り付け方 / チョコレート；ダイス型 / dice-4;large-1;dice-large-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3_15-29-33_000.jpg</text:p>
          </table:table-cell>
          <table:table-cell table:style-name="ce22" office:value-type="string">
            <text:p>:m RES 1*1 / free# JVEMV6 37#28_24 / 37. miscs of miscs / 28. anim.dessin / theme=猫：骨格,notice=~,found=~ / N+</text:p>
          </table:table-cell>
          <table:table-cell table:style-name="ce18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9" table:formula="of:=IF([.E6]=&quot;&quot;;[.C6];CONCATENATE([.C6];&quot; / &quot;;[.E6]))" office:value-type="string" office:string-value=":m RES 1*1 / free# JVEMV6 37#28_24 / 37. miscs of miscs / 28. anim.dessin / theme=猫：骨格,notice=~,found=~ / N+">
            <text:p>:m RES 1*1 / free# JVEMV6 37#28_24 / 37. miscs of miscs / 28. anim.dessin / theme=猫：骨格,notice=~,found=~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3_15-29-55_000.jpg</text:p>
          </table:table-cell>
          <table:table-cell table:style-name="ce22" office:value-type="string">
            <text:p>:m 飲酒 / 感想 / 麦焼酎＋生姜を漬けていた酢 || :m :? 1*1 / 数学 / 自然界の中；何に該当するか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7]=&quot;&quot;;[.C7];CONCATENATE([.C7];&quot; / &quot;;[.E7]))" office:value-type="string" office:string-value=":m 飲酒 / 感想 / 麦焼酎＋生姜を漬けていた酢 || :m :? 1*1 / 数学 / 自然界の中；何に該当するか">
            <text:p>:m 飲酒 / 感想 / 麦焼酎＋生姜を漬けていた酢 || :m :? 1*1 / 数学 / 自然界の中；何に該当する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3_16-07-47_000.jpg</text:p>
          </table:table-cell>
          <table:table-cell table:style-name="ce22" office:value-type="string">
            <text:p>:m RES 1-4*4 / free# JVEMV6 37#21.6_1 / 37. miscs of miscs / 21. math&amp;physics / 6. fourier-conversion / 可積分関数；Q:実数と複素数の積 / N~</text:p>
          </table:table-cell>
          <table:table-cell table:style-name="ce17"/>
          <table:table-cell table:style-name="ce4"/>
          <table:table-cell table:style-name="ce4" office:value-type="string">
            <text:p>N-35-35-28.436279 E-139-34-48.940429</text:p>
          </table:table-cell>
          <table:table-cell table:style-name="ce39" table:formula="of:=IF([.E8]=&quot;&quot;;[.C8];CONCATENATE([.C8];&quot; / &quot;;[.E8]))" office:value-type="string" office:string-value=":m RES 1-4*4 / free# JVEMV6 37#21.6_1 / 37. miscs of miscs / 21. math&amp;physics / 6. fourier-conversion / 可積分関数；Q:実数と複素数の積 / N~">
            <text:p>:m RES 1-4*4 / free# JVEMV6 37#21.6_1 / 37. miscs of miscs / 21. math&amp;physics / 6. fourier-conversion / 可積分関数；Q:実数と複素数の積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3_16-57-56_000.jpg</text:p>
          </table:table-cell>
          <table:table-cell table:style-name="ce22" office:value-type="string">
            <text:p>:bookmemo 1*1 / ページメモ / 『私の中の日本軍』 / 著者=山本七平 / session-30(仮決め) / p.503 / 戦闘行為</text:p>
          </table:table-cell>
          <table:table-cell table:style-name="ce18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9" table:formula="of:=IF([.E9]=&quot;&quot;;[.C9];CONCATENATE([.C9];&quot; / &quot;;[.E9]))" office:value-type="string" office:string-value=":bookmemo 1*1 / ページメモ / 『私の中の日本軍』 / 著者=山本七平 / session-30(仮決め) / p.503 / 戦闘行為">
            <text:p>:bookmemo 1*1 / ページメモ / 『私の中の日本軍』 / 著者=山本七平 / session-30(仮決め) / p.503 / 戦闘行為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3_17-21-22_000.jpg</text:p>
          </table:table-cell>
          <table:table-cell table:style-name="ce22" office:value-type="string">
            <text:p>:m 食べた物　間食 / インスタントラーメン；カップ入り</text:p>
          </table:table-cell>
          <table:table-cell table:style-name="ce18"/>
          <table:table-cell table:style-name="ce4"/>
          <table:table-cell table:style-name="ce4" office:value-type="string">
            <text:p>N-35-35-28.49121 E-139-34-49.379882</text:p>
          </table:table-cell>
          <table:table-cell table:style-name="ce39" table:formula="of:=IF([.E10]=&quot;&quot;;[.C10];CONCATENATE([.C10];&quot; / &quot;;[.E10]))" office:value-type="string" office:string-value=":m 食べた物　間食 / インスタントラーメン；カップ入り">
            <text:p>:m 食べた物　間食 / インスタントラーメン；カップ入り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3_18-21-41_000.jpg</text:p>
          </table:table-cell>
          <table:table-cell table:style-name="ce18" office:value-type="string">
            <text:p>:m RES 1*1 / free# JVEMV6 37#23.1_14 / 37. miscs of miscs / 23. CO2 / 1. mind-map / M-47:#18.1 / w:reduced-electric-field / N~</text:p>
          </table:table-cell>
          <table:table-cell table:style-name="ce19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9" table:formula="of:=IF([.E11]=&quot;&quot;;[.C11];CONCATENATE([.C11];&quot; / &quot;;[.E11]))" office:value-type="string" office:string-value=":m RES 1*1 / free# JVEMV6 37#23.1_14 / 37. miscs of miscs / 23. CO2 / 1. mind-map / M-47:#18.1 / w:reduced-electric-field / N~">
            <text:p>:m RES 1*1 / free# JVEMV6 37#23.1_14 / 37. miscs of miscs / 23. CO2 / 1. mind-map / M-47:#18.1 / w:reduced-electric-field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3_23-32-09_000.jpg</text:p>
          </table:table-cell>
          <table:table-cell table:style-name="ce18" office:value-type="string">
            <text:p>:m :i 1*1 / arts:music / flute / 録画；回しておいて、演奏を始める；インプロ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2]=&quot;&quot;;[.C12];CONCATENATE([.C12];&quot; / &quot;;[.E12]))" office:value-type="string" office:string-value=":m :i 1*1 / arts:music / flute / 録画；回しておいて、演奏を始める；インプロ">
            <text:p>:m :i 1*1 / arts:music / flute / 録画；回しておいて、演奏を始める；インプロ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13_23-39-18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13_23-45-29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13_23-57-45_000.jpg</text:p>
          </table:table-cell>
          <table:table-cell table:style-name="ce1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14_00-16-43_000.jpg</text:p>
          </table:table-cell>
          <table:table-cell table:style-name="ce1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14_00-55-45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04943 E-139-34-49.379882</text:p>
          </table:table-cell>
          <table:table-cell table:style-name="ce39" table:formula="of:=IF([.E17]=&quot;&quot;;[.C17];CONCATENATE([.C17];&quot; / &quot;;[.E17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14_07-17-21_000.jpg</text:p>
          </table:table-cell>
          <table:table-cell table:style-name="ce19" office:value-type="string">
            <text:p>:PHOTO 記録用 / @自宅；東側；洗面所から見える；東の犬走り / 自然観察 / 花；茎が折れている / target=一番右側の花序</text:p>
          </table:table-cell>
          <table:table-cell table:style-name="ce19"/>
          <table:table-cell table:style-name="ce4"/>
          <table:table-cell table:style-name="ce4" office:value-type="string">
            <text:p>N-35-35-28.62854 E-139-34-49.599609</text:p>
          </table:table-cell>
          <table:table-cell table:style-name="ce39" table:formula="of:=IF([.E18]=&quot;&quot;;[.C18];CONCATENATE([.C18];&quot; / &quot;;[.E18]))" office:value-type="string" office:string-value=":PHOTO 記録用 / @自宅；東側；洗面所から見える；東の犬走り / 自然観察 / 花；茎が折れている / target=一番右側の花序">
            <text:p>:PHOTO 記録用 / @自宅；東側；洗面所から見える；東の犬走り / 自然観察 / 花；茎が折れている / target=一番右側の花序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14_08-26-57_000.jpg</text:p>
          </table:table-cell>
          <table:table-cell table:style-name="ce22" office:value-type="string">
            <text:p>:m :? 1*1 / 韓国事情 / 眞露の割りもの；どんなもの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9]=&quot;&quot;;[.C19];CONCATENATE([.C19];&quot; / &quot;;[.E19]))" office:value-type="string" office:string-value=":m :? 1*1 / 韓国事情 / 眞露の割りもの；どんなもの">
            <text:p>:m :? 1*1 / 韓国事情 / 眞露の割りもの；どんなもの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13_14-07-26_000.mp4</text:p>
          </table:table-cell>
          <table:table-cell table:style-name="ce8" office:value-type="string">
            <text:p>:VIDEO / @自室 / 記録 / knoten / 実演,perform / n-2020-0913-1 / knot=もやい結び,for=how-to-tie:method-1;method-2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knoten / 実演,perform / n-2020-0913-1 / knot=もやい結び,for=how-to-tie:method-1;method-2">
            <text:p>:VIDEO / @自室 / 記録 / knoten / 実演,perform / n-2020-0913-1 / knot=もやい結び,for=how-to-tie:method-1;method-2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3_22-32-33_000.m4a</text:p>
          </table:table-cell>
          <table:table-cell table:style-name="ce8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4_08-09-45_000.mp4</text:p>
          </table:table-cell>
          <table:table-cell table:style-name="ce8" office:value-type="string">
            <text:p>:VIDEO / @自宅 / 体操 / ダンス、dance-original / d-2020-0914-1 / id=3b-1.n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宅 / 体操 / ダンス、dance-original / d-2020-0914-1 / id=3b-1.n">
            <text:p>:VIDEO / @自宅 / 体操 / ダンス、dance-original / d-2020-0914-1 / id=3b-1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4_08-12-25_000.mp4</text:p>
          </table:table-cell>
          <table:table-cell table:style-name="ce8" office:value-type="string">
            <text:p>:VIDEO / @自宅 / 体操 / ダンス、dance-original / d-2020-0914-2 / id=4e-2.n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宅 / 体操 / ダンス、dance-original / d-2020-0914-2 / id=4e-2.n">
            <text:p>:VIDEO / @自宅 / 体操 / ダンス、dance-original / d-2020-0914-2 / id=4e-2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4_08-16-13_000.mp4</text:p>
          </table:table-cell>
          <table:table-cell table:style-name="ce8" office:value-type="string">
            <text:p>:VIDEO / @自宅 / 体操 / ダンス、dance-original / d-2020-0914-3 / id=8c-1.n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宅 / 体操 / ダンス、dance-original / d-2020-0914-3 / id=8c-1.n">
            <text:p>:VIDEO / @自宅 / 体操 / ダンス、dance-original / d-2020-0914-3 / id=8c-1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4_08-21-17_000.mp4</text:p>
          </table:table-cell>
          <table:table-cell table:style-name="ce8" office:value-type="string">
            <text:p>:VIDEO / @自宅 / 体操 / ダンス、dance-original / d-2020-0914-4 / id=11.n / for=大腿四頭筋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IDEO / @自宅 / 体操 / ダンス、dance-original / d-2020-0914-4 / id=11.n / for=大腿四頭筋">
            <text:p>:VIDEO / @自宅 / 体操 / ダンス、dance-original / d-2020-0914-4 / id=11.n / for=大腿四頭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0:07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14T10:07:46.38</dc:date>
    <dc:creator>iwabuchi ken</dc:creator>
    <meta:editing-duration>P25DT10H27M18S</meta:editing-duration>
    <meta:editing-cycles>9645</meta:editing-cycles>
    <meta:document-statistic meta:table-count="1" meta:cell-count="479" meta:object-count="0"/>
  </office:meta>
</office:document-meta>
</file>